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4" table:default-cell-style-name="Default"/>
        <table:table-row table:style-name="ro1" table:number-rows-repeated="2">
          <table:table-cell table:number-columns-repeated="34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No water shader</text:p>
          </table:table-cell>
          <table:table-cell table:number-columns-repeated="6"/>
          <table:table-cell office:value-type="string" calcext:value-type="string">
            <text:p>No puffs, mirror</text:p>
          </table:table-cell>
          <table:table-cell table:number-columns-repeated="6"/>
          <table:table-cell office:value-type="string" calcext:value-type="string">
            <text:p>Puffs, no mirror</text:p>
          </table:table-cell>
          <table:table-cell table:number-columns-repeated="6"/>
          <table:table-cell office:value-type="string" calcext:value-type="string">
            <text:p>No water shader, mesh wakes</text:p>
          </table:table-cell>
          <table:table-cell table:number-columns-repeated="4"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string" calcext:value-type="string">
            <text:p>debug-timing:12:37:30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39:49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46:13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6:12:39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9:25:51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.7" calcext:value-type="float">
            <text:p>39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7.1" calcext:value-type="float">
            <text:p>57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82.6" calcext:value-type="float">
            <text:p>182.6</text:p>
          </table:table-cell>
          <table:table-cell office:value-type="float" office:value="21.33" calcext:value-type="float">
            <text:p>21.3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66.9" calcext:value-type="float">
            <text:p>166.9</text:p>
          </table:table-cell>
          <table:table-cell office:value-type="float" office:value="10.03" calcext:value-type="float">
            <text:p>10.03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71.9" calcext:value-type="float">
            <text:p>171.9</text:p>
          </table:table-cell>
          <table:table-cell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80.3" calcext:value-type="float">
            <text:p>180.3</text:p>
          </table:table-cell>
          <table:table-cell office:value-type="float" office:value="8.98" calcext:value-type="float">
            <text:p>8.98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58.6" calcext:value-type="float">
            <text:p>158.6</text:p>
          </table:table-cell>
          <table:table-cell office:value-type="float" office:value="8.82" calcext:value-type="float">
            <text:p>8.8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0.45" calcext:value-type="float">
            <text:p>0.4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19.9" calcext:value-type="float">
            <text:p>19.9</text:p>
          </table:table-cell>
          <table:table-cell office:value-type="float" office:value="5.9" calcext:value-type="float">
            <text:p>5.9</text:p>
          </table:table-cell>
          <table:table-cell office:value-type="float" office:value="4.25" calcext:value-type="float">
            <text:p>4.2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8.3" calcext:value-type="float">
            <text:p>58.3</text:p>
          </table:table-cell>
          <table:table-cell office:value-type="float" office:value="9.6" calcext:value-type="float">
            <text:p>9.6</text:p>
          </table:table-cell>
          <table:table-cell office:value-type="float" office:value="4.05" calcext:value-type="float">
            <text:p>4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43.8" calcext:value-type="float">
            <text:p>43.8</text:p>
          </table:table-cell>
          <table:table-cell office:value-type="float" office:value="13.4" calcext:value-type="float">
            <text:p>13.4</text:p>
          </table:table-cell>
          <table:table-cell office:value-type="float" office:value="3.83" calcext:value-type="float">
            <text:p>3.83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17.8" calcext:value-type="float">
            <text:p>17.8</text:p>
          </table:table-cell>
          <table:table-cell office:value-type="float" office:value="7.2" calcext:value-type="float">
            <text:p>7.2</text:p>
          </table:table-cell>
          <table:table-cell office:value-type="float" office:value="3.07" calcext:value-type="float">
            <text:p>3.07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13.8" calcext:value-type="float">
            <text:p>13.8</text:p>
          </table:table-cell>
          <table:table-cell office:value-type="float" office:value="9.9" calcext:value-type="float">
            <text:p>9.9</text:p>
          </table:table-cell>
          <table:table-cell office:value-type="float" office:value="3.16" calcext:value-type="float">
            <text:p>3.1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table:number-columns-repeated="2" office:value-type="float" office:value="159.9" calcext:value-type="float">
            <text:p>159.9</text:p>
          </table:table-cell>
          <table:table-cell office:value-type="float" office:value="12.36" calcext:value-type="float">
            <text:p>12.3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141.6" calcext:value-type="float">
            <text:p>141.6</text:p>
          </table:table-cell>
          <table:table-cell office:value-type="float" office:value="6.22" calcext:value-type="float">
            <text:p>6.22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0.48" calcext:value-type="float">
            <text:p>0.48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0.59" calcext:value-type="float">
            <text:p>0.59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0.66" calcext:value-type="float">
            <text:p>0.66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19.6" calcext:value-type="float">
            <text:p>19.6</text:p>
          </table:table-cell>
          <table:table-cell office:value-type="float" office:value="16.1" calcext:value-type="float">
            <text:p>16.1</text:p>
          </table:table-cell>
          <table:table-cell office:value-type="float" office:value="3.52" calcext:value-type="float">
            <text:p>3.5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56.7" calcext:value-type="float">
            <text:p>156.7</text:p>
          </table:table-cell>
          <table:table-cell office:value-type="float" office:value="4.97" calcext:value-type="float">
            <text:p>4.97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2.37" calcext:value-type="float">
            <text:p>2.37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66.5" calcext:value-type="float">
            <text:p>166.5</text:p>
          </table:table-cell>
          <table:table-cell office:value-type="float" office:value="3.89" calcext:value-type="float">
            <text:p>3.89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147.9" calcext:value-type="float">
            <text:p>147.9</text:p>
          </table:table-cell>
          <table:table-cell office:value-type="float" office:value="4.12" calcext:value-type="float">
            <text:p>4.1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9.9" calcext:value-type="float">
            <text:p>19.9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27.83" calcext:value-type="float">
            <text:p>27.83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7.79" calcext:value-type="float">
            <text:p>17.79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7.48" calcext:value-type="float">
            <text:p>17.48</text:p>
          </table:table-cell>
          <table:table-cell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string" calcext:value-type="string">
            <text:p>debug-timing:12:37:35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39:54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46:18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6:12:44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9:25:56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44.5" calcext:value-type="float">
            <text:p>44.5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6" calcext:value-type="float">
            <text:p>40.6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24.2" calcext:value-type="float">
            <text:p>24.2</text:p>
          </table:table-cell>
          <table:table-cell office:value-type="float" office:value="19.63" calcext:value-type="float">
            <text:p>19.63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8.9" calcext:value-type="float">
            <text:p>18.9</text:p>
          </table:table-cell>
          <table:table-cell office:value-type="float" office:value="7.52" calcext:value-type="float">
            <text:p>7.52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34.4" calcext:value-type="float">
            <text:p>34.4</text:p>
          </table:table-cell>
          <table:table-cell office:value-type="float" office:value="7.88" calcext:value-type="float">
            <text:p>7.8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21.3" calcext:value-type="float">
            <text:p>21.3</text:p>
          </table:table-cell>
          <table:table-cell office:value-type="float" office:value="7.16" calcext:value-type="float">
            <text:p>7.16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4.8" calcext:value-type="float">
            <text:p>14.8</text:p>
          </table:table-cell>
          <table:table-cell office:value-type="float" office:value="6.45" calcext:value-type="float">
            <text:p>6.4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5.8" calcext:value-type="float">
            <text:p>5.8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6.4" calcext:value-type="float">
            <text:p>6.4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table:number-columns-repeated="2" office:value-type="float" office:value="14.9" calcext:value-type="float">
            <text:p>14.9</text:p>
          </table:table-cell>
          <table:table-cell office:value-type="float" office:value="3.54" calcext:value-type="float">
            <text:p>3.54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14.2" calcext:value-type="float">
            <text:p>14.2</text:p>
          </table:table-cell>
          <table:table-cell office:value-type="float" office:value="2.7" calcext:value-type="float">
            <text:p>2.7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29.4" calcext:value-type="float">
            <text:p>29.4</text:p>
          </table:table-cell>
          <table:table-cell office:value-type="float" office:value="2.57" calcext:value-type="float">
            <text:p>2.5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14.4" calcext:value-type="float">
            <text:p>14.4</text:p>
          </table:table-cell>
          <table:table-cell office:value-type="float" office:value="2.5" calcext:value-type="float">
            <text:p>2.5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10.4" calcext:value-type="float">
            <text:p>10.4</text:p>
          </table:table-cell>
          <table:table-cell office:value-type="float" office:value="2.43" calcext:value-type="float">
            <text:p>2.4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16.3" calcext:value-type="float">
            <text:p>16.3</text:p>
          </table:table-cell>
          <table:table-cell office:value-type="float" office:value="4.9" calcext:value-type="float">
            <text:p>4.9</text:p>
          </table:table-cell>
          <table:table-cell office:value-type="float" office:value="11.08" calcext:value-type="float">
            <text:p>11.08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8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office:value-type="float" office:value="2.38" calcext:value-type="float">
            <text:p>2.3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2.1" calcext:value-type="float">
            <text:p>12.1</text:p>
          </table:table-cell>
          <table:table-cell office:value-type="float" office:value="1.4" calcext:value-type="float">
            <text:p>1.4</text:p>
          </table:table-cell>
          <table:table-cell office:value-type="float" office:value="1.03" calcext:value-type="float">
            <text:p>1.03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28" calcext:value-type="float">
            <text:p>0.28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1" calcext:value-type="float">
            <text:p>0.6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7.1" calcext:value-type="float">
            <text:p>7.1</text:p>
          </table:table-cell>
          <table:table-cell office:value-type="float" office:value="3.9" calcext:value-type="float">
            <text:p>3.9</text:p>
          </table:table-cell>
          <table:table-cell office:value-type="float" office:value="3.65" calcext:value-type="float">
            <text:p>3.65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3" calcext:value-type="float">
            <text:p>3.3</text:p>
          </table:table-cell>
          <table:table-cell office:value-type="float" office:value="1.6" calcext:value-type="float">
            <text:p>1.6</text:p>
          </table:table-cell>
          <table:table-cell office:value-type="float" office:value="1.58" calcext:value-type="float">
            <text:p>1.58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4.2" calcext:value-type="float">
            <text:p>14.2</text:p>
          </table:table-cell>
          <table:table-cell office:value-type="float" office:value="4.1" calcext:value-type="float">
            <text:p>4.1</text:p>
          </table:table-cell>
          <table:table-cell office:value-type="float" office:value="2.3" calcext:value-type="float">
            <text:p>2.3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4.3" calcext:value-type="float">
            <text:p>4.3</text:p>
          </table:table-cell>
          <table:table-cell office:value-type="float" office:value="2.9" calcext:value-type="float">
            <text:p>2.9</text:p>
          </table:table-cell>
          <table:table-cell office:value-type="float" office:value="2.55" calcext:value-type="float">
            <text:p>2.5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39.12" calcext:value-type="float">
            <text:p>39.12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4.9" calcext:value-type="float">
            <text:p>14.9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5.64" calcext:value-type="float">
            <text:p>15.64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4.2" calcext:value-type="float">
            <text:p>14.2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2.78" calcext:value-type="float">
            <text:p>12.78</text:p>
          </table:table-cell>
          <table:table-cell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string" calcext:value-type="string">
            <text:p>debug-timing:12:37:40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39:59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46:23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6:12:49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9:26:01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.3" calcext:value-type="float">
            <text:p>39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24.4" calcext:value-type="float">
            <text:p>24.4</text:p>
          </table:table-cell>
          <table:table-cell office:value-type="float" office:value="8.85" calcext:value-type="float">
            <text:p>8.8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5.71" calcext:value-type="float">
            <text:p>5.7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3" calcext:value-type="float">
            <text:p>12.3</text:p>
          </table:table-cell>
          <table:table-cell office:value-type="float" office:value="7.14" calcext:value-type="float">
            <text:p>7.14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4.1" calcext:value-type="float">
            <text:p>14.1</text:p>
          </table:table-cell>
          <table:table-cell office:value-type="float" office:value="6.9" calcext:value-type="float">
            <text:p>6.9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3" calcext:value-type="float">
            <text:p>11.3</text:p>
          </table:table-cell>
          <table:table-cell office:value-type="float" office:value="5.9" calcext:value-type="float">
            <text:p>5.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0.29" calcext:value-type="float">
            <text:p>0.29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0.14" calcext:value-type="float">
            <text:p>0.14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7" calcext:value-type="float">
            <text:p>2.7</text:p>
          </table:table-cell>
          <table:table-cell office:value-type="float" office:value="0.5" calcext:value-type="float">
            <text:p>0.5</text:p>
          </table:table-cell>
          <table:table-cell office:value-type="float" office:value="0.17" calcext:value-type="float">
            <text:p>0.17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.13" calcext:value-type="float">
            <text:p>0.1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8.3" calcext:value-type="float">
            <text:p>8.3</text:p>
          </table:table-cell>
          <table:table-cell office:value-type="float" office:value="2.8" calcext:value-type="float">
            <text:p>2.8</text:p>
          </table:table-cell>
          <table:table-cell office:value-type="float" office:value="2.17" calcext:value-type="float">
            <text:p>2.17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7.4" calcext:value-type="float">
            <text:p>7.4</text:p>
          </table:table-cell>
          <table:table-cell office:value-type="float" office:value="2.1" calcext:value-type="float">
            <text:p>2.1</text:p>
          </table:table-cell>
          <table:table-cell office:value-type="float" office:value="1.93" calcext:value-type="float">
            <text:p>1.93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2" calcext:value-type="float">
            <text:p>7.2</text:p>
          </table:table-cell>
          <table:table-cell office:value-type="float" office:value="2.15" calcext:value-type="float">
            <text:p>2.15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7.8" calcext:value-type="float">
            <text:p>7.8</text:p>
          </table:table-cell>
          <table:table-cell office:value-type="float" office:value="7.1" calcext:value-type="float">
            <text:p>7.1</text:p>
          </table:table-cell>
          <table:table-cell office:value-type="float" office:value="2.3" calcext:value-type="float">
            <text:p>2.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8.4" calcext:value-type="float">
            <text:p>8.4</text:p>
          </table:table-cell>
          <table:table-cell office:value-type="float" office:value="2.05" calcext:value-type="float">
            <text:p>2.0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table:number-columns-repeated="2"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2.21" calcext:value-type="float">
            <text:p>2.21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office:value-type="float" office:value="1.25" calcext:value-type="float">
            <text:p>1.25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0.67" calcext:value-type="float">
            <text:p>0.67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1.87" calcext:value-type="float">
            <text:p>1.87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office:value-type="float" office:value="2.51" calcext:value-type="float">
            <text:p>2.5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5" calcext:value-type="float">
            <text:p>3.5</text:p>
          </table:table-cell>
          <table:table-cell office:value-type="float" office:value="2.4" calcext:value-type="float">
            <text:p>2.4</text:p>
          </table:table-cell>
          <table:table-cell office:value-type="float" office:value="2.03" calcext:value-type="float">
            <text:p>2.03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6" calcext:value-type="float">
            <text:p>3.6</text:p>
          </table:table-cell>
          <table:table-cell office:value-type="float" office:value="1.7" calcext:value-type="float">
            <text:p>1.7</text:p>
          </table:table-cell>
          <table:table-cell office:value-type="float" office:value="2.54" calcext:value-type="float">
            <text:p>2.5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7.58" calcext:value-type="float">
            <text:p>17.58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1.32" calcext:value-type="float">
            <text:p>11.32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4.17" calcext:value-type="float">
            <text:p>14.17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3.68" calcext:value-type="float">
            <text:p>13.68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1.68" calcext:value-type="float">
            <text:p>11.68</text:p>
          </table:table-cell>
          <table:table-cell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string" calcext:value-type="string">
            <text:p>debug-timing:12:37:45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40:04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46:28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6:12:54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9:26:06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8.4" calcext:value-type="float">
            <text:p>38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5.1" calcext:value-type="float">
            <text:p>15.1</text:p>
          </table:table-cell>
          <table:table-cell office:value-type="float" office:value="7.65" calcext:value-type="float">
            <text:p>7.65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.37" calcext:value-type="float">
            <text:p>5.3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8" calcext:value-type="float">
            <text:p>12.8</text:p>
          </table:table-cell>
          <table:table-cell office:value-type="float" office:value="6.96" calcext:value-type="float">
            <text:p>6.9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3.2" calcext:value-type="float">
            <text:p>13.2</text:p>
          </table:table-cell>
          <table:table-cell office:value-type="float" office:value="7.13" calcext:value-type="float">
            <text:p>7.13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7" calcext:value-type="float">
            <text:p>10.7</text:p>
          </table:table-cell>
          <table:table-cell office:value-type="float" office:value="5.41" calcext:value-type="float">
            <text:p>5.4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0.28" calcext:value-type="float">
            <text:p>0.28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2.39" calcext:value-type="float">
            <text:p>2.39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9" calcext:value-type="float">
            <text:p>6.9</text:p>
          </table:table-cell>
          <table:table-cell office:value-type="float" office:value="1.72" calcext:value-type="float">
            <text:p>1.7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2.4" calcext:value-type="float">
            <text:p>2.4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6" calcext:value-type="float">
            <text:p>7.6</text:p>
          </table:table-cell>
          <table:table-cell office:value-type="float" office:value="2.26" calcext:value-type="float">
            <text:p>2.26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1.94" calcext:value-type="float">
            <text:p>1.9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3.6" calcext:value-type="float">
            <text:p>3.6</text:p>
          </table:table-cell>
          <table:table-cell office:value-type="float" office:value="3.3" calcext:value-type="float">
            <text:p>3.3</text:p>
          </table:table-cell>
          <table:table-cell office:value-type="float" office:value="2.49" calcext:value-type="float">
            <text:p>2.49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2.08" calcext:value-type="float">
            <text:p>2.0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1.36" calcext:value-type="float">
            <text:p>1.36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office:value-type="float" office:value="0.68" calcext:value-type="float">
            <text:p>0.68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7" calcext:value-type="float">
            <text:p>0.57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3.1" calcext:value-type="float">
            <text:p>3.1</text:p>
          </table:table-cell>
          <table:table-cell office:value-type="float" office:value="1.7" calcext:value-type="float">
            <text:p>1.7</text:p>
          </table:table-cell>
          <table:table-cell office:value-type="float" office:value="1.44" calcext:value-type="float">
            <text:p>1.44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6" calcext:value-type="float">
            <text:p>3.6</text:p>
          </table:table-cell>
          <table:table-cell office:value-type="float" office:value="2.3" calcext:value-type="float">
            <text:p>2.3</text:p>
          </table:table-cell>
          <table:table-cell office:value-type="float" office:value="2.58" calcext:value-type="float">
            <text:p>2.5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1.35" calcext:value-type="float">
            <text:p>1.3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4" calcext:value-type="float">
            <text:p>3.4</text:p>
          </table:table-cell>
          <table:table-cell office:value-type="float" office:value="2.9" calcext:value-type="float">
            <text:p>2.9</text:p>
          </table:table-cell>
          <table:table-cell office:value-type="float" office:value="2.17" calcext:value-type="float">
            <text:p>2.1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2.22" calcext:value-type="float">
            <text:p>2.2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5.17" calcext:value-type="float">
            <text:p>15.17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0.67" calcext:value-type="float">
            <text:p>10.67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3.81" calcext:value-type="float">
            <text:p>13.81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4.14" calcext:value-type="float">
            <text:p>14.14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0.74" calcext:value-type="float">
            <text:p>10.74</text:p>
          </table:table-cell>
          <table:table-cell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string" calcext:value-type="string">
            <text:p>debug-timing:12:37:50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40:09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46:33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6:12:59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9:26:11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7.4" calcext:value-type="float">
            <text:p>37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.7" calcext:value-type="float">
            <text:p>39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7.13" calcext:value-type="float">
            <text:p>7.13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6" calcext:value-type="float">
            <text:p>8.6</text:p>
          </table:table-cell>
          <table:table-cell office:value-type="float" office:value="5.02" calcext:value-type="float">
            <text:p>5.02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5" calcext:value-type="float">
            <text:p>11.5</text:p>
          </table:table-cell>
          <table:table-cell office:value-type="float" office:value="6.51" calcext:value-type="float">
            <text:p>6.5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6.93" calcext:value-type="float">
            <text:p>6.93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9" calcext:value-type="float">
            <text:p>8.9</text:p>
          </table:table-cell>
          <table:table-cell office:value-type="float" office:value="5.13" calcext:value-type="float">
            <text:p>5.1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21" calcext:value-type="float">
            <text:p>0.2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5.1" calcext:value-type="float">
            <text:p>5.1</text:p>
          </table:table-cell>
          <table:table-cell office:value-type="float" office:value="4.8" calcext:value-type="float">
            <text:p>4.8</text:p>
          </table:table-cell>
          <table:table-cell office:value-type="float" office:value="2.1" calcext:value-type="float">
            <text:p>2.1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1.66" calcext:value-type="float">
            <text:p>1.66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2.02" calcext:value-type="float">
            <text:p>2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2" calcext:value-type="float">
            <text:p>6.2</text:p>
          </table:table-cell>
          <table:table-cell office:value-type="float" office:value="2.31" calcext:value-type="float">
            <text:p>2.3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1.82" calcext:value-type="float">
            <text:p>1.8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3.8" calcext:value-type="float">
            <text:p>3.8</text:p>
          </table:table-cell>
          <table:table-cell office:value-type="float" office:value="3.5" calcext:value-type="float">
            <text:p>3.5</text:p>
          </table:table-cell>
          <table:table-cell office:value-type="float" office:value="2.48" calcext:value-type="float">
            <text:p>2.48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5.3" calcext:value-type="float">
            <text:p>5.3</text:p>
          </table:table-cell>
          <table:table-cell office:value-type="float" office:value="2.8" calcext:value-type="float">
            <text:p>2.8</text:p>
          </table:table-cell>
          <table:table-cell office:value-type="float" office:value="2.06" calcext:value-type="float">
            <text:p>2.0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1.28" calcext:value-type="float">
            <text:p>1.28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  <table:table-cell office:value-type="float" office:value="1.36" calcext:value-type="float">
            <text:p>1.36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8" calcext:value-type="float">
            <text:p>1.8</text:p>
          </table:table-cell>
          <table:table-cell office:value-type="float" office:value="1.36" calcext:value-type="float">
            <text:p>1.3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2.09" calcext:value-type="float">
            <text:p>2.09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3" calcext:value-type="float">
            <text:p>3.3</text:p>
          </table:table-cell>
          <table:table-cell office:value-type="float" office:value="1.5" calcext:value-type="float">
            <text:p>1.5</text:p>
          </table:table-cell>
          <table:table-cell office:value-type="float" office:value="2.03" calcext:value-type="float">
            <text:p>2.0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4.15" calcext:value-type="float">
            <text:p>14.15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9.99" calcext:value-type="float">
            <text:p>9.99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2.93" calcext:value-type="float">
            <text:p>12.93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3.75" calcext:value-type="float">
            <text:p>13.75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0.19" calcext:value-type="float">
            <text:p>10.19</text:p>
          </table:table-cell>
          <table:table-cell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string" calcext:value-type="string">
            <text:p>debug-timing:12:37:55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40:14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46:38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6:13:04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9:26:16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7.7" calcext:value-type="float">
            <text:p>37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0.3" calcext:value-type="float">
            <text:p>40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.3" calcext:value-type="float">
            <text:p>39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2.3" calcext:value-type="float">
            <text:p>12.3</text:p>
          </table:table-cell>
          <table:table-cell office:value-type="float" office:value="7.29" calcext:value-type="float">
            <text:p>7.29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5" calcext:value-type="float">
            <text:p>8.5</text:p>
          </table:table-cell>
          <table:table-cell office:value-type="float" office:value="4.96" calcext:value-type="float">
            <text:p>4.9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6.03" calcext:value-type="float">
            <text:p>6.0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8" calcext:value-type="float">
            <text:p>10.8</text:p>
          </table:table-cell>
          <table:table-cell office:value-type="float" office:value="6.02" calcext:value-type="float">
            <text:p>6.02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7" calcext:value-type="float">
            <text:p>9.7</text:p>
          </table:table-cell>
          <table:table-cell office:value-type="float" office:value="5.01" calcext:value-type="float">
            <text:p>5.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0.22" calcext:value-type="float">
            <text:p>0.2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table:number-columns-repeated="2" office:value-type="float" office:value="3.6" calcext:value-type="float">
            <text:p>3.6</text:p>
          </table:table-cell>
          <table:table-cell office:value-type="float" office:value="0.06" calcext:value-type="float">
            <text:p>0.0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0.07" calcext:value-type="float">
            <text:p>0.0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table:number-columns-repeated="2" office:value-type="float" office:value="6.9" calcext:value-type="float">
            <text:p>6.9</text:p>
          </table:table-cell>
          <table:table-cell office:value-type="float" office:value="2.36" calcext:value-type="float">
            <text:p>2.36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2.03" calcext:value-type="float">
            <text:p>2.0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2" calcext:value-type="float">
            <text:p>5.2</text:p>
          </table:table-cell>
          <table:table-cell office:value-type="float" office:value="4.5" calcext:value-type="float">
            <text:p>4.5</text:p>
          </table:table-cell>
          <table:table-cell office:value-type="float" office:value="2.06" calcext:value-type="float">
            <text:p>2.06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9" calcext:value-type="float">
            <text:p>6.9</text:p>
          </table:table-cell>
          <table:table-cell office:value-type="float" office:value="6.8" calcext:value-type="float">
            <text:p>6.8</text:p>
          </table:table-cell>
          <table:table-cell office:value-type="float" office:value="1.85" calcext:value-type="float">
            <text:p>1.8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3.7" calcext:value-type="float">
            <text:p>3.7</text:p>
          </table:table-cell>
          <table:table-cell office:value-type="float" office:value="2.9" calcext:value-type="float">
            <text:p>2.9</text:p>
          </table:table-cell>
          <table:table-cell office:value-type="float" office:value="2.45" calcext:value-type="float">
            <text:p>2.45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76" calcext:value-type="float">
            <text:p>1.76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1.3" calcext:value-type="float">
            <text:p>1.3</text:p>
          </table:table-cell>
          <table:table-cell office:value-type="float" office:value="1.12" calcext:value-type="float">
            <text:p>1.12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0.82" calcext:value-type="float">
            <text:p>0.8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58" calcext:value-type="float">
            <text:p>0.5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0.63" calcext:value-type="float">
            <text:p>0.63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office:value-type="float" office:value="1.33" calcext:value-type="float">
            <text:p>1.33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9" calcext:value-type="float">
            <text:p>2.9</text:p>
          </table:table-cell>
          <table:table-cell office:value-type="float" office:value="1.6" calcext:value-type="float">
            <text:p>1.6</text:p>
          </table:table-cell>
          <table:table-cell office:value-type="float" office:value="2.09" calcext:value-type="float">
            <text:p>2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3" calcext:value-type="float">
            <text:p>1.3</text:p>
          </table:table-cell>
          <table:table-cell office:value-type="float" office:value="1.17" calcext:value-type="float">
            <text:p>1.1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9" calcext:value-type="float">
            <text:p>2.9</text:p>
          </table:table-cell>
          <table:table-cell office:value-type="float" office:value="1.6" calcext:value-type="float">
            <text:p>1.6</text:p>
          </table:table-cell>
          <table:table-cell office:value-type="float" office:value="1.63" calcext:value-type="float">
            <text:p>1.63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2" calcext:value-type="float">
            <text:p>3.2</text:p>
          </table:table-cell>
          <table:table-cell office:value-type="float" office:value="1.7" calcext:value-type="float">
            <text:p>1.7</text:p>
          </table:table-cell>
          <table:table-cell office:value-type="float" office:value="1.98" calcext:value-type="float">
            <text:p>1.9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4.48" calcext:value-type="float">
            <text:p>14.48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9.87" calcext:value-type="float">
            <text:p>9.87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1.97" calcext:value-type="float">
            <text:p>11.97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1.95" calcext:value-type="float">
            <text:p>11.95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9.96" calcext:value-type="float">
            <text:p>9.96</text:p>
          </table:table-cell>
          <table:table-cell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string" calcext:value-type="string">
            <text:p>debug-timing:12:38:00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40:19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46:43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6:13:09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9:26:21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7.4" calcext:value-type="float">
            <text:p>37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.3" calcext:value-type="float">
            <text:p>39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3.2" calcext:value-type="float">
            <text:p>13.2</text:p>
          </table:table-cell>
          <table:table-cell office:value-type="float" office:value="7.27" calcext:value-type="float">
            <text:p>7.27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1" calcext:value-type="float">
            <text:p>8.1</text:p>
          </table:table-cell>
          <table:table-cell office:value-type="float" office:value="4.81" calcext:value-type="float">
            <text:p>4.8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7" calcext:value-type="float">
            <text:p>9.7</text:p>
          </table:table-cell>
          <table:table-cell office:value-type="float" office:value="5.86" calcext:value-type="float">
            <text:p>5.8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5.96" calcext:value-type="float">
            <text:p>5.96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5.04" calcext:value-type="float">
            <text:p>5.0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21" calcext:value-type="float">
            <text:p>0.2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table:number-columns-repeated="2" office:value-type="float" office:value="7.3" calcext:value-type="float">
            <text:p>7.3</text:p>
          </table:table-cell>
          <table:table-cell office:value-type="float" office:value="2.44" calcext:value-type="float">
            <text:p>2.44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.66" calcext:value-type="float">
            <text:p>1.66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1" calcext:value-type="float">
            <text:p>5.1</text:p>
          </table:table-cell>
          <table:table-cell office:value-type="float" office:value="4.9" calcext:value-type="float">
            <text:p>4.9</text:p>
          </table:table-cell>
          <table:table-cell office:value-type="float" office:value="2.12" calcext:value-type="float">
            <text:p>2.1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7" calcext:value-type="float">
            <text:p>5.7</text:p>
          </table:table-cell>
          <table:table-cell office:value-type="float" office:value="5.2" calcext:value-type="float">
            <text:p>5.2</text:p>
          </table:table-cell>
          <table:table-cell office:value-type="float" office:value="2.18" calcext:value-type="float">
            <text:p>2.18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3.6" calcext:value-type="float">
            <text:p>3.6</text:p>
          </table:table-cell>
          <table:table-cell office:value-type="float" office:value="3.2" calcext:value-type="float">
            <text:p>3.2</text:p>
          </table:table-cell>
          <table:table-cell office:value-type="float" office:value="2.45" calcext:value-type="float">
            <text:p>2.45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9" calcext:value-type="float">
            <text:p>2.9</text:p>
          </table:table-cell>
          <table:table-cell office:value-type="float" office:value="2.3" calcext:value-type="float">
            <text:p>2.3</text:p>
          </table:table-cell>
          <table:table-cell office:value-type="float" office:value="1.66" calcext:value-type="float">
            <text:p>1.6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office:value-type="float" office:value="1.22" calcext:value-type="float">
            <text:p>1.22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9" calcext:value-type="float">
            <text:p>0.5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0.99" calcext:value-type="float">
            <text:p>0.9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1.42" calcext:value-type="float">
            <text:p>1.42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1.99" calcext:value-type="float">
            <text:p>1.9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4.47" calcext:value-type="float">
            <text:p>14.47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9.58" calcext:value-type="float">
            <text:p>9.58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1.64" calcext:value-type="float">
            <text:p>11.64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1.85" calcext:value-type="float">
            <text:p>11.85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string" calcext:value-type="string">
            <text:p>debug-timing:12:38:05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40:24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46:48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6:13:14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9:26:26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8.7" calcext:value-type="float">
            <text:p>38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0.9" calcext:value-type="float">
            <text:p>10.9</text:p>
          </table:table-cell>
          <table:table-cell office:value-type="float" office:value="6.82" calcext:value-type="float">
            <text:p>6.8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6" calcext:value-type="float">
            <text:p>8.6</text:p>
          </table:table-cell>
          <table:table-cell office:value-type="float" office:value="4.75" calcext:value-type="float">
            <text:p>4.75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.7" calcext:value-type="float">
            <text:p>5.7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5.74" calcext:value-type="float">
            <text:p>5.74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3" calcext:value-type="float">
            <text:p>11.3</text:p>
          </table:table-cell>
          <table:table-cell office:value-type="float" office:value="5.01" calcext:value-type="float">
            <text:p>5.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0.26" calcext:value-type="float">
            <text:p>0.26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0.19" calcext:value-type="float">
            <text:p>0.1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6" calcext:value-type="float">
            <text:p>0.0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2.08" calcext:value-type="float">
            <text:p>2.08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1.65" calcext:value-type="float">
            <text:p>1.65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office:value-type="float" office:value="2.11" calcext:value-type="float">
            <text:p>2.1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4" calcext:value-type="float">
            <text:p>5.4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4" calcext:value-type="float">
            <text:p>5.4</text:p>
          </table:table-cell>
          <table:table-cell office:value-type="float" office:value="1.1" calcext:value-type="float">
            <text:p>1.1</text:p>
          </table:table-cell>
          <table:table-cell office:value-type="float" office:value="1.8" calcext:value-type="float">
            <text:p>1.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2.43" calcext:value-type="float">
            <text:p>2.43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1.62" calcext:value-type="float">
            <text:p>1.6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73" calcext:value-type="float">
            <text:p>0.73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57" calcext:value-type="float">
            <text:p>0.57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9" calcext:value-type="float">
            <text:p>0.6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3" calcext:value-type="float">
            <text:p>1.3</text:p>
          </table:table-cell>
          <table:table-cell office:value-type="float" office:value="1.24" calcext:value-type="float">
            <text:p>1.24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office:value-type="float" office:value="2.08" calcext:value-type="float">
            <text:p>2.08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float" office:value="0.92" calcext:value-type="float">
            <text:p>0.9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1.34" calcext:value-type="float">
            <text:p>1.34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4" calcext:value-type="float">
            <text:p>3.4</text:p>
          </table:table-cell>
          <table:table-cell office:value-type="float" office:value="1.1" calcext:value-type="float">
            <text:p>1.1</text:p>
          </table:table-cell>
          <table:table-cell office:value-type="float" office:value="2.01" calcext:value-type="float">
            <text:p>2.0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3.57" calcext:value-type="float">
            <text:p>13.57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9.46" calcext:value-type="float">
            <text:p>9.46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1.33" calcext:value-type="float">
            <text:p>11.33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1.4" calcext:value-type="float">
            <text:p>11.4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9.97" calcext:value-type="float">
            <text:p>9.97</text:p>
          </table:table-cell>
          <table:table-cell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string" calcext:value-type="string">
            <text:p>debug-timing:12:38:10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40:29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46:53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6:13:19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9:26:31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6.48" calcext:value-type="float">
            <text:p>6.48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4.75" calcext:value-type="float">
            <text:p>4.75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5.87" calcext:value-type="float">
            <text:p>5.8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float" office:value="5.77" calcext:value-type="float">
            <text:p>5.77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4.75" calcext:value-type="float">
            <text:p>4.7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2.14" calcext:value-type="float">
            <text:p>2.14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1.65" calcext:value-type="float">
            <text:p>1.65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office:value-type="float" office:value="2.19" calcext:value-type="float">
            <text:p>2.1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3" calcext:value-type="float">
            <text:p>5.3</text:p>
          </table:table-cell>
          <table:table-cell office:value-type="float" office:value="4.3" calcext:value-type="float">
            <text:p>4.3</text:p>
          </table:table-cell>
          <table:table-cell office:value-type="float" office:value="2.19" calcext:value-type="float">
            <text:p>2.19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1.55" calcext:value-type="float">
            <text:p>1.5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office:value-type="float" office:value="2.14" calcext:value-type="float">
            <text:p>2.14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61" calcext:value-type="float">
            <text:p>0.61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1.16" calcext:value-type="float">
            <text:p>1.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6" calcext:value-type="float">
            <text:p>1.6</text:p>
          </table:table-cell>
          <table:table-cell office:value-type="float" office:value="2.08" calcext:value-type="float">
            <text:p>2.08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5" calcext:value-type="float">
            <text:p>1.5</text:p>
          </table:table-cell>
          <table:table-cell office:value-type="float" office:value="1.1" calcext:value-type="float">
            <text:p>1.1</text:p>
          </table:table-cell>
          <table:table-cell office:value-type="float" office:value="0.98" calcext:value-type="float">
            <text:p>0.9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1.29" calcext:value-type="float">
            <text:p>1.29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2.03" calcext:value-type="float">
            <text:p>2.0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2.9" calcext:value-type="float">
            <text:p>12.9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9.45" calcext:value-type="float">
            <text:p>9.45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1.66" calcext:value-type="float">
            <text:p>11.66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1.47" calcext:value-type="float">
            <text:p>11.47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9.44" calcext:value-type="float">
            <text:p>9.44</text:p>
          </table:table-cell>
          <table:table-cell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string" calcext:value-type="string">
            <text:p>debug-timing:12:38:15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40:34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46:58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6:13:24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9:26:36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7.8" calcext:value-type="float">
            <text:p>37.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.3" calcext:value-type="float">
            <text:p>41.3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0.2" calcext:value-type="float">
            <text:p>10.2</text:p>
          </table:table-cell>
          <table:table-cell office:value-type="float" office:value="6.2" calcext:value-type="float">
            <text:p>6.2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4.66" calcext:value-type="float">
            <text:p>4.6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7" calcext:value-type="float">
            <text:p>9.7</text:p>
          </table:table-cell>
          <table:table-cell office:value-type="float" office:value="5.81" calcext:value-type="float">
            <text:p>5.8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7" calcext:value-type="float">
            <text:p>9.7</text:p>
          </table:table-cell>
          <table:table-cell office:value-type="float" office:value="5.58" calcext:value-type="float">
            <text:p>5.58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3" calcext:value-type="float">
            <text:p>9.3</text:p>
          </table:table-cell>
          <table:table-cell office:value-type="float" office:value="4.67" calcext:value-type="float">
            <text:p>4.6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5.5" calcext:value-type="float">
            <text:p>5.5</text:p>
          </table:table-cell>
          <table:table-cell office:value-type="float" office:value="4.6" calcext:value-type="float">
            <text:p>4.6</text:p>
          </table:table-cell>
          <table:table-cell office:value-type="float" office:value="2.12" calcext:value-type="float">
            <text:p>2.12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1.6" calcext:value-type="float">
            <text:p>1.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2.16" calcext:value-type="float">
            <text:p>2.1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4.8" calcext:value-type="float">
            <text:p>4.8</text:p>
          </table:table-cell>
          <table:table-cell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7.1" calcext:value-type="float">
            <text:p>7.1</text:p>
          </table:table-cell>
          <table:table-cell office:value-type="float" office:value="1.59" calcext:value-type="float">
            <text:p>1.5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09" calcext:value-type="float">
            <text:p>0.0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table:number-columns-repeated="2" office:value-type="float" office:value="2.9" calcext:value-type="float">
            <text:p>2.9</text:p>
          </table:table-cell>
          <table:table-cell office:value-type="float" office:value="2.03" calcext:value-type="float">
            <text:p>2.03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office:value-type="float" office:value="1.66" calcext:value-type="float">
            <text:p>1.6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1.14" calcext:value-type="float">
            <text:p>1.14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0.98" calcext:value-type="float">
            <text:p>0.98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7" calcext:value-type="float">
            <text:p>1.7</text:p>
          </table:table-cell>
          <table:table-cell office:value-type="float" office:value="2.05" calcext:value-type="float">
            <text:p>2.05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8" calcext:value-type="float">
            <text:p>1.8</text:p>
          </table:table-cell>
          <table:table-cell office:value-type="float" office:value="0.9" calcext:value-type="float">
            <text:p>0.9</text:p>
          </table:table-cell>
          <table:table-cell office:value-type="float" office:value="0.97" calcext:value-type="float">
            <text:p>0.9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1.27" calcext:value-type="float">
            <text:p>1.27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8" calcext:value-type="float">
            <text:p>2.8</text:p>
          </table:table-cell>
          <table:table-cell office:value-type="float" office:value="1.1" calcext:value-type="float">
            <text:p>1.1</text:p>
          </table:table-cell>
          <table:table-cell office:value-type="float" office:value="1.95" calcext:value-type="float">
            <text:p>1.9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2.32" calcext:value-type="float">
            <text:p>12.32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9.26" calcext:value-type="float">
            <text:p>9.26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1.56" calcext:value-type="float">
            <text:p>11.56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1.08" calcext:value-type="float">
            <text:p>11.08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9.28" calcext:value-type="float">
            <text:p>9.28</text:p>
          </table:table-cell>
          <table:table-cell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string" calcext:value-type="string">
            <text:p>debug-timing:12:38:20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40:39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47:03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6:13:29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9:26:41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.7" calcext:value-type="float">
            <text:p>39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0.1" calcext:value-type="float">
            <text:p>10.1</text:p>
          </table:table-cell>
          <table:table-cell office:value-type="float" office:value="6.46" calcext:value-type="float">
            <text:p>6.46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5" calcext:value-type="float">
            <text:p>7.5</text:p>
          </table:table-cell>
          <table:table-cell office:value-type="float" office:value="4.7" calcext:value-type="float">
            <text:p>4.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6" calcext:value-type="float">
            <text:p>10.6</text:p>
          </table:table-cell>
          <table:table-cell office:value-type="float" office:value="5.83" calcext:value-type="float">
            <text:p>5.8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.71" calcext:value-type="float">
            <text:p>5.71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9" calcext:value-type="float">
            <text:p>7.9</text:p>
          </table:table-cell>
          <table:table-cell office:value-type="float" office:value="4.69" calcext:value-type="float">
            <text:p>4.6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office:value-type="float" office:value="5.4" calcext:value-type="float">
            <text:p>5.4</text:p>
          </table:table-cell>
          <table:table-cell office:value-type="float" office:value="4.8" calcext:value-type="float">
            <text:p>4.8</text:p>
          </table:table-cell>
          <table:table-cell office:value-type="float" office:value="2.22" calcext:value-type="float">
            <text:p>2.22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1.65" calcext:value-type="float">
            <text:p>1.6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7" calcext:value-type="float">
            <text:p>5.7</text:p>
          </table:table-cell>
          <table:table-cell office:value-type="float" office:value="5.4" calcext:value-type="float">
            <text:p>5.4</text:p>
          </table:table-cell>
          <table:table-cell office:value-type="float" office:value="2.15" calcext:value-type="float">
            <text:p>2.15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4" calcext:value-type="float">
            <text:p>5.4</text:p>
          </table:table-cell>
          <table:table-cell office:value-type="float" office:value="4.7" calcext:value-type="float">
            <text:p>4.7</text:p>
          </table:table-cell>
          <table:table-cell office:value-type="float" office:value="2.21" calcext:value-type="float">
            <text:p>2.21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1.61" calcext:value-type="float">
            <text:p>1.6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2.17" calcext:value-type="float">
            <text:p>2.17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3.2" calcext:value-type="float">
            <text:p>3.2</text:p>
          </table:table-cell>
          <table:table-cell office:value-type="float" office:value="2.9" calcext:value-type="float">
            <text:p>2.9</text:p>
          </table:table-cell>
          <table:table-cell office:value-type="float" office:value="1.68" calcext:value-type="float">
            <text:p>1.6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1.14" calcext:value-type="float">
            <text:p>1.14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71" calcext:value-type="float">
            <text:p>0.71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58" calcext:value-type="float">
            <text:p>0.5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61" calcext:value-type="float">
            <text:p>0.61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74" calcext:value-type="float">
            <text:p>0.7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1.01" calcext:value-type="float">
            <text:p>1.01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5" calcext:value-type="float">
            <text:p>1.5</text:p>
          </table:table-cell>
          <table:table-cell office:value-type="float" office:value="2.05" calcext:value-type="float">
            <text:p>2.0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0.98" calcext:value-type="float">
            <text:p>0.9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7" calcext:value-type="float">
            <text:p>2.7</text:p>
          </table:table-cell>
          <table:table-cell office:value-type="float" office:value="1.4" calcext:value-type="float">
            <text:p>1.4</text:p>
          </table:table-cell>
          <table:table-cell office:value-type="float" office:value="1.94" calcext:value-type="float">
            <text:p>1.9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2.85" calcext:value-type="float">
            <text:p>12.85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9.34" calcext:value-type="float">
            <text:p>9.34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1.58" calcext:value-type="float">
            <text:p>11.58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1.36" calcext:value-type="float">
            <text:p>11.36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9.32" calcext:value-type="float">
            <text:p>9.32</text:p>
          </table:table-cell>
          <table:table-cell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string" calcext:value-type="string">
            <text:p>debug-timing:12:38:25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40:44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47:08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6:13:34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9:26:46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7.4" calcext:value-type="float">
            <text:p>37.4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1.4" calcext:value-type="float">
            <text:p>11.4</text:p>
          </table:table-cell>
          <table:table-cell office:value-type="float" office:value="6.64" calcext:value-type="float">
            <text:p>6.64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3" calcext:value-type="float">
            <text:p>8.3</text:p>
          </table:table-cell>
          <table:table-cell office:value-type="float" office:value="4.67" calcext:value-type="float">
            <text:p>4.6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5.9" calcext:value-type="float">
            <text:p>5.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1.3" calcext:value-type="float">
            <text:p>11.3</text:p>
          </table:table-cell>
          <table:table-cell office:value-type="float" office:value="6.12" calcext:value-type="float">
            <text:p>6.12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4.49" calcext:value-type="float">
            <text:p>4.4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table:number-columns-repeated="2" office:value-type="float" office:value="6.5" calcext:value-type="float">
            <text:p>6.5</text:p>
          </table:table-cell>
          <table:table-cell office:value-type="float" office:value="2.36" calcext:value-type="float">
            <text:p>2.36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2.16" calcext:value-type="float">
            <text:p>2.16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2.58" calcext:value-type="float">
            <text:p>2.58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1.52" calcext:value-type="float">
            <text:p>1.5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  <table:table-cell office:value-type="float" office:value="2.24" calcext:value-type="float">
            <text:p>2.24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5" calcext:value-type="float">
            <text:p>2.5</text:p>
          </table:table-cell>
          <table:table-cell office:value-type="float" office:value="1.9" calcext:value-type="float">
            <text:p>1.9</text:p>
          </table:table-cell>
          <table:table-cell office:value-type="float" office:value="1.67" calcext:value-type="float">
            <text:p>1.67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1.16" calcext:value-type="float">
            <text:p>1.16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1" calcext:value-type="float">
            <text:p>0.61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73" calcext:value-type="float">
            <text:p>0.7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2.03" calcext:value-type="float">
            <text:p>2.03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1.7" calcext:value-type="float">
            <text:p>1.7</text:p>
          </table:table-cell>
          <table:table-cell office:value-type="float" office:value="1.31" calcext:value-type="float">
            <text:p>1.31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1.87" calcext:value-type="float">
            <text:p>1.8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3.21" calcext:value-type="float">
            <text:p>13.21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9.28" calcext:value-type="float">
            <text:p>9.28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1.73" calcext:value-type="float">
            <text:p>11.73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2.16" calcext:value-type="float">
            <text:p>12.16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8.93" calcext:value-type="float">
            <text:p>8.93</text:p>
          </table:table-cell>
          <table:table-cell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string" calcext:value-type="string">
            <text:p>debug-timing:12:38:30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40:49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2:47:13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6:13:39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4"/>
          <table:table-cell office:value-type="string" calcext:value-type="string">
            <text:p>debug-timing:19:26:51</text:p>
          </table:table-cell>
          <table:table-cell office:value-type="string" calcext:value-type="string">
            <text:p>GMT-0500</text:p>
          </table:table-cell>
          <table:table-cell office:value-type="string" calcext:value-type="string">
            <text:p>(E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S:</text:p>
          </table:table-cell>
          <table:table-cell office:value-type="float" office:value="37.7" calcext:value-type="float">
            <text:p>37.7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FPS: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3D._cycle: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6.47" calcext:value-type="float">
            <text:p>6.4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6" calcext:value-type="float">
            <text:p>8.6</text:p>
          </table:table-cell>
          <table:table-cell office:value-type="float" office:value="4.96" calcext:value-type="float">
            <text:p>4.96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.8" calcext:value-type="float">
            <text:p>10.8</text:p>
          </table:table-cell>
          <table:table-cell office:value-type="float" office:value="5.9" calcext:value-type="float">
            <text:p>5.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.93" calcext:value-type="float">
            <text:p>5.93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App3D._cycle:</text:p>
          </table:table-cell>
          <table:table-cell table:number-columns-repeated="2" office:value-type="float" office:value="8.1" calcext:value-type="float">
            <text:p>8.1</text:p>
          </table:table-cell>
          <table:table-cell office:value-type="float" office:value="4.4" calcext:value-type="float">
            <text:p>4.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21" calcext:value-type="float">
            <text:p>0.21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App3D.update: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TWEEN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Env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Env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physicsLink.update: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2.37" calcext:value-type="float">
            <text:p>2.3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1.88" calcext:value-type="float">
            <text:p>1.88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2.14" calcext:value-type="float">
            <text:p>2.1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office:value-type="float" office:value="6.4" calcext:value-type="float">
            <text:p>6.4</text:p>
          </table:table-cell>
          <table:table-cell office:value-type="float" office:value="5.1" calcext:value-type="float">
            <text:p>5.1</text:p>
          </table:table-cell>
          <table:table-cell office:value-type="float" office:value="2.27" calcext:value-type="float">
            <text:p>2.27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physicsLink.update:</text:p>
          </table:table-cell>
          <table:table-cell table:number-columns-repeated="2" office:value-type="float" office:value="5.6" calcext:value-type="float">
            <text:p>5.6</text:p>
          </table:table-cell>
          <table:table-cell office:value-type="float" office:value="1.49" calcext:value-type="float">
            <text:p>1.4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updateThreeModelFromRigidBody: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updateThreeModelFromRigidBody: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sky-water-wakes.update: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8" calcext:value-type="float">
            <text:p>2.8</text:p>
          </table:table-cell>
          <table:table-cell office:value-type="float" office:value="2.4" calcext:value-type="float">
            <text:p>2.4</text:p>
          </table:table-cell>
          <table:table-cell office:value-type="float" office:value="1.67" calcext:value-type="float">
            <text:p>1.6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1.26" calcext:value-type="float">
            <text:p>1.2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sky-water-wakes.update: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updateHUD: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1" calcext:value-type="float">
            <text:p>0.61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66" calcext:value-type="float">
            <text:p>0.66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updateHUD: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App3D.render: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0.96" calcext:value-type="float">
            <text:p>0.9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6" calcext:value-type="float">
            <text:p>2.6</text:p>
          </table:table-cell>
          <table:table-cell office:value-type="float" office:value="2.2" calcext:value-type="float">
            <text:p>2.2</text:p>
          </table:table-cell>
          <table:table-cell office:value-type="float" office:value="2.06" calcext:value-type="float">
            <text:p>2.06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App3D.render:</text:p>
          </table:table-cell>
          <table:table-cell office:value-type="float" office:value="2.5" calcext:value-type="float">
            <text:p>2.5</text:p>
          </table:table-cell>
          <table:table-cell office:value-type="float" office:value="1.4" calcext:value-type="float">
            <text:p>1.4</text:p>
          </table:table-cell>
          <table:table-cell office:value-type="float" office:value="1.84" calcext:value-type="float">
            <text:p>1.8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2.87" calcext:value-type="float">
            <text:p>12.87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9.86" calcext:value-type="float">
            <text:p>9.86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1.72" calcext:value-type="float">
            <text:p>11.72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11.79" calcext:value-type="float">
            <text:p>11.79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avg.</text:p>
          </table:table-cell>
          <table:table-cell office:value-type="string" calcext:value-type="string">
            <text:p>time:</text:p>
          </table:table-cell>
          <table:table-cell office:value-type="float" office:value="8.76" calcext:value-type="float">
            <text:p>8.76</text:p>
          </table:table-cell>
          <table:table-cell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"/>
          <table:table-cell table:formula="of:=AVERAGE([.C162];[.C149];[.C136];[.C123];[.C110];[.C97];[.C84];[.C71];[.C58];[.C45])" office:value-type="float" office:value="37.68" calcext:value-type="float">
            <text:p>37.68</text:p>
          </table:table-cell>
          <table:table-cell table:number-columns-repeated="6"/>
          <table:table-cell table:formula="of:=AVERAGE([.J162];[.J149];[.J136];[.J123];[.J110];[.J97];[.J84];[.J71];[.J58];[.J45])" office:value-type="float" office:value="60" calcext:value-type="float">
            <text:p>60</text:p>
          </table:table-cell>
          <table:table-cell table:number-columns-repeated="6"/>
          <table:table-cell table:formula="of:=AVERAGE([.Q162];[.Q149];[.Q136];[.Q123];[.Q110];[.Q97];[.Q84];[.Q71];[.Q58];[.Q45])" office:value-type="float" office:value="41.02" calcext:value-type="float">
            <text:p>41.02</text:p>
          </table:table-cell>
          <table:table-cell table:number-columns-repeated="6"/>
          <table:table-cell table:formula="of:=AVERAGE([.X162];[.X149];[.X136];[.X123];[.X110];[.X97];[.X84];[.X71];[.X58];[.X45])" office:value-type="float" office:value="39.17" calcext:value-type="float">
            <text:p>39.17</text:p>
          </table:table-cell>
          <table:table-cell table:number-columns-repeated="6"/>
          <table:table-cell table:formula="of:=AVERAGE([.AE162];[.AE149];[.AE136];[.AE123];[.AE110];[.AE97];[.AE84];[.AE71];[.AE58];[.AE45])" office:value-type="float" office:value="59.9" calcext:value-type="float">
            <text:p>59.9</text:p>
          </table:table-cell>
          <table:table-cell table:number-columns-repeated="3"/>
        </table:table-row>
        <table:table-row table:style-name="ro1">
          <table:table-cell/>
          <table:table-cell table:formula="of:=[.B163]" office:value-type="string" office:string-value="App3D._cycle:" calcext:value-type="string">
            <text:p>App3D._cycle:</text:p>
          </table:table-cell>
          <table:table-cell/>
          <table:table-cell table:formula="of:=AVERAGE([.D163];[.D150];[.D137];[.D124];[.D111];[.D98];[.D85];[.D72];[.D59];[.D46])" office:value-type="float" office:value="11.6" calcext:value-type="float">
            <text:p>11.6</text:p>
          </table:table-cell>
          <table:table-cell table:number-columns-repeated="4"/>
          <table:table-cell table:formula="of:=[.I163]" office:value-type="string" office:string-value="App3D._cycle:" calcext:value-type="string">
            <text:p>App3D._cycle:</text:p>
          </table:table-cell>
          <table:table-cell/>
          <table:table-cell table:formula="of:=AVERAGE([.K163];[.K150];[.K137];[.K124];[.K111];[.K98];[.K85];[.K72];[.K59];[.K46])" office:value-type="float" office:value="8.39" calcext:value-type="float">
            <text:p>8.39</text:p>
          </table:table-cell>
          <table:table-cell table:number-columns-repeated="4"/>
          <table:table-cell table:formula="of:=[.P163]" office:value-type="string" office:string-value="App3D._cycle:" calcext:value-type="string">
            <text:p>App3D._cycle:</text:p>
          </table:table-cell>
          <table:table-cell/>
          <table:table-cell table:formula="of:=AVERAGE([.R163];[.R150];[.R137];[.R124];[.R111];[.R98];[.R85];[.R72];[.R59];[.R46])" office:value-type="float" office:value="10.31" calcext:value-type="float">
            <text:p>10.31</text:p>
          </table:table-cell>
          <table:table-cell table:number-columns-repeated="4"/>
          <table:table-cell table:formula="of:=[.W163]" office:value-type="string" office:string-value="App3D._cycle:" calcext:value-type="string">
            <text:p>App3D._cycle:</text:p>
          </table:table-cell>
          <table:table-cell/>
          <table:table-cell table:formula="of:=AVERAGE([.Y163];[.Y150];[.Y137];[.Y124];[.Y111];[.Y98];[.Y85];[.Y72];[.Y59];[.Y46])" office:value-type="float" office:value="10.49" calcext:value-type="float">
            <text:p>10.49</text:p>
          </table:table-cell>
          <table:table-cell table:number-columns-repeated="4"/>
          <table:table-cell table:formula="of:=[.AD163]" office:value-type="string" office:string-value="App3D._cycle:" calcext:value-type="string">
            <text:p>App3D._cycle:</text:p>
          </table:table-cell>
          <table:table-cell/>
          <table:table-cell table:formula="of:=AVERAGE([.AF163];[.AF150];[.AF137];[.AF124];[.AF111];[.AF98];[.AF85];[.AF72];[.AF59];[.AF46])" office:value-type="float" office:value="9.37" calcext:value-type="float">
            <text:p>9.37</text:p>
          </table:table-cell>
          <table:table-cell table:number-columns-repeated="2"/>
        </table:table-row>
        <table:table-row table:style-name="ro1">
          <table:table-cell/>
          <table:table-cell table:formula="of:=[.B164]" office:value-type="string" office:string-value="App3D.update:" calcext:value-type="string">
            <text:p>App3D.update:</text:p>
          </table:table-cell>
          <table:table-cell/>
          <table:table-cell table:formula="of:=AVERAGE([.D164];[.D151];[.D138];[.D125];[.D112];[.D99];[.D86];[.D73];[.D60];[.D47])" office:value-type="float" office:value="0.23" calcext:value-type="float">
            <text:p>0.23</text:p>
          </table:table-cell>
          <table:table-cell table:number-columns-repeated="4"/>
          <table:table-cell table:formula="of:=[.I164]" office:value-type="string" office:string-value="App3D.update:" calcext:value-type="string">
            <text:p>App3D.update:</text:p>
          </table:table-cell>
          <table:table-cell/>
          <table:table-cell table:formula="of:=AVERAGE([.K164];[.K151];[.K138];[.K125];[.K112];[.K99];[.K86];[.K73];[.K60];[.K47])" office:value-type="float" office:value="0.12" calcext:value-type="float">
            <text:p>0.12</text:p>
          </table:table-cell>
          <table:table-cell table:number-columns-repeated="4"/>
          <table:table-cell table:formula="of:=[.P164]" office:value-type="string" office:string-value="App3D.update:" calcext:value-type="string">
            <text:p>App3D.update:</text:p>
          </table:table-cell>
          <table:table-cell/>
          <table:table-cell table:formula="of:=AVERAGE([.R164];[.R151];[.R138];[.R125];[.R112];[.R99];[.R86];[.R73];[.R60];[.R47])" office:value-type="float" office:value="0.24" calcext:value-type="float">
            <text:p>0.24</text:p>
          </table:table-cell>
          <table:table-cell table:number-columns-repeated="4"/>
          <table:table-cell table:formula="of:=[.W164]" office:value-type="string" office:string-value="App3D.update:" calcext:value-type="string">
            <text:p>App3D.update:</text:p>
          </table:table-cell>
          <table:table-cell/>
          <table:table-cell table:formula="of:=AVERAGE([.Y164];[.Y151];[.Y138];[.Y125];[.Y112];[.Y99];[.Y86];[.Y73];[.Y60];[.Y47])" office:value-type="float" office:value="0.54" calcext:value-type="float">
            <text:p>0.54</text:p>
          </table:table-cell>
          <table:table-cell table:number-columns-repeated="4"/>
          <table:table-cell table:formula="of:=[.AD164]" office:value-type="string" office:string-value="App3D.update:" calcext:value-type="string">
            <text:p>App3D.update:</text:p>
          </table:table-cell>
          <table:table-cell/>
          <table:table-cell table:formula="of:=AVERAGE([.AF164];[.AF151];[.AF138];[.AF125];[.AF112];[.AF99];[.AF86];[.AF73];[.AF60];[.AF47])"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/>
          <table:table-cell table:formula="of:=[.B165]" office:value-type="string" office:string-value="TWEEN.update:" calcext:value-type="string">
            <text:p>TWEEN.update:</text:p>
          </table:table-cell>
          <table:table-cell/>
          <table:table-cell table:formula="of:=AVERAGE([.D165];[.D152];[.D139];[.D126];[.D113];[.D100];[.D87];[.D74];[.D61];[.D48])" office:value-type="float" office:value="0.02" calcext:value-type="float">
            <text:p>0.02</text:p>
          </table:table-cell>
          <table:table-cell table:number-columns-repeated="4"/>
          <table:table-cell table:formula="of:=[.I165]" office:value-type="string" office:string-value="TWEEN.update:" calcext:value-type="string">
            <text:p>TWEEN.update:</text:p>
          </table:table-cell>
          <table:table-cell/>
          <table:table-cell table:formula="of:=AVERAGE([.K165];[.K152];[.K139];[.K126];[.K113];[.K100];[.K87];[.K74];[.K61];[.K48])" office:value-type="float" office:value="0.01" calcext:value-type="float">
            <text:p>0.01</text:p>
          </table:table-cell>
          <table:table-cell table:number-columns-repeated="4"/>
          <table:table-cell table:formula="of:=[.P165]" office:value-type="string" office:string-value="TWEEN.update:" calcext:value-type="string">
            <text:p>TWEEN.update:</text:p>
          </table:table-cell>
          <table:table-cell/>
          <table:table-cell table:formula="of:=AVERAGE([.R165];[.R152];[.R139];[.R126];[.R113];[.R100];[.R87];[.R74];[.R61];[.R48])" office:value-type="float" office:value="0" calcext:value-type="float">
            <text:p>0</text:p>
          </table:table-cell>
          <table:table-cell table:number-columns-repeated="4"/>
          <table:table-cell table:formula="of:=[.W165]" office:value-type="string" office:string-value="TWEEN.update:" calcext:value-type="string">
            <text:p>TWEEN.update:</text:p>
          </table:table-cell>
          <table:table-cell/>
          <table:table-cell table:formula="of:=AVERAGE([.Y165];[.Y152];[.Y139];[.Y126];[.Y113];[.Y100];[.Y87];[.Y74];[.Y61];[.Y48])" office:value-type="float" office:value="0.02" calcext:value-type="float">
            <text:p>0.02</text:p>
          </table:table-cell>
          <table:table-cell table:number-columns-repeated="4"/>
          <table:table-cell table:formula="of:=[.AD165]" office:value-type="string" office:string-value="TWEEN.update:" calcext:value-type="string">
            <text:p>TWEEN.update:</text:p>
          </table:table-cell>
          <table:table-cell/>
          <table:table-cell table:formula="of:=AVERAGE([.AF165];[.AF152];[.AF139];[.AF126];[.AF113];[.AF100];[.AF87];[.AF74];[.AF61];[.AF48])"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table:formula="of:=[.B166]" office:value-type="string" office:string-value="Env.update:" calcext:value-type="string">
            <text:p>Env.update:</text:p>
          </table:table-cell>
          <table:table-cell/>
          <table:table-cell table:formula="of:=AVERAGE([.D166];[.D153];[.D140];[.D127];[.D114];[.D101];[.D88];[.D75];[.D62];[.D49])" office:value-type="float" office:value="0.04" calcext:value-type="float">
            <text:p>0.04</text:p>
          </table:table-cell>
          <table:table-cell table:number-columns-repeated="4"/>
          <table:table-cell table:formula="of:=[.I166]" office:value-type="string" office:string-value="Env.update:" calcext:value-type="string">
            <text:p>Env.update:</text:p>
          </table:table-cell>
          <table:table-cell/>
          <table:table-cell table:formula="of:=AVERAGE([.K166];[.K153];[.K140];[.K127];[.K114];[.K101];[.K88];[.K75];[.K62];[.K49])" office:value-type="float" office:value="0.37" calcext:value-type="float">
            <text:p>0.37</text:p>
          </table:table-cell>
          <table:table-cell table:number-columns-repeated="4"/>
          <table:table-cell table:formula="of:=[.P166]" office:value-type="string" office:string-value="Env.update:" calcext:value-type="string">
            <text:p>Env.update:</text:p>
          </table:table-cell>
          <table:table-cell/>
          <table:table-cell table:formula="of:=AVERAGE([.R166];[.R153];[.R140];[.R127];[.R114];[.R101];[.R88];[.R75];[.R62];[.R49])" office:value-type="float" office:value="0.03" calcext:value-type="float">
            <text:p>0.03</text:p>
          </table:table-cell>
          <table:table-cell table:number-columns-repeated="4"/>
          <table:table-cell table:formula="of:=[.W166]" office:value-type="string" office:string-value="Env.update:" calcext:value-type="string">
            <text:p>Env.update:</text:p>
          </table:table-cell>
          <table:table-cell/>
          <table:table-cell table:formula="of:=AVERAGE([.Y166];[.Y153];[.Y140];[.Y127];[.Y114];[.Y101];[.Y88];[.Y75];[.Y62];[.Y49])" office:value-type="float" office:value="0.29" calcext:value-type="float">
            <text:p>0.29</text:p>
          </table:table-cell>
          <table:table-cell table:number-columns-repeated="4"/>
          <table:table-cell table:formula="of:=[.AD166]" office:value-type="string" office:string-value="Env.update:" calcext:value-type="string">
            <text:p>Env.update:</text:p>
          </table:table-cell>
          <table:table-cell/>
          <table:table-cell table:formula="of:=AVERAGE([.AF166];[.AF153];[.AF140];[.AF127];[.AF114];[.AF101];[.AF88];[.AF75];[.AF62];[.AF49])"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/>
          <table:table-cell table:formula="of:=[.B167]" office:value-type="string" office:string-value="physicsLink.update:" calcext:value-type="string">
            <text:p>physicsLink.update:</text:p>
          </table:table-cell>
          <table:table-cell/>
          <table:table-cell table:formula="of:=AVERAGE([.D167];[.D154];[.D141];[.D128];[.D115];[.D102];[.D89];[.D76];[.D63];[.D50])" office:value-type="float" office:value="6" calcext:value-type="float">
            <text:p>6</text:p>
          </table:table-cell>
          <table:table-cell table:number-columns-repeated="4"/>
          <table:table-cell table:formula="of:=[.I167]" office:value-type="string" office:string-value="physicsLink.update:" calcext:value-type="string">
            <text:p>physicsLink.update:</text:p>
          </table:table-cell>
          <table:table-cell/>
          <table:table-cell table:formula="of:=AVERAGE([.K167];[.K154];[.K141];[.K128];[.K115];[.K102];[.K89];[.K76];[.K63];[.K50])" office:value-type="float" office:value="5.38" calcext:value-type="float">
            <text:p>5.38</text:p>
          </table:table-cell>
          <table:table-cell table:number-columns-repeated="4"/>
          <table:table-cell table:formula="of:=[.P167]" office:value-type="string" office:string-value="physicsLink.update:" calcext:value-type="string">
            <text:p>physicsLink.update:</text:p>
          </table:table-cell>
          <table:table-cell/>
          <table:table-cell table:formula="of:=AVERAGE([.R167];[.R154];[.R141];[.R128];[.R115];[.R102];[.R89];[.R76];[.R63];[.R50])" office:value-type="float" office:value="5.53" calcext:value-type="float">
            <text:p>5.53</text:p>
          </table:table-cell>
          <table:table-cell table:number-columns-repeated="4"/>
          <table:table-cell table:formula="of:=[.W167]" office:value-type="string" office:string-value="physicsLink.update:" calcext:value-type="string">
            <text:p>physicsLink.update:</text:p>
          </table:table-cell>
          <table:table-cell/>
          <table:table-cell table:formula="of:=AVERAGE([.Y167];[.Y154];[.Y141];[.Y128];[.Y115];[.Y102];[.Y89];[.Y76];[.Y63];[.Y50])" office:value-type="float" office:value="5.12" calcext:value-type="float">
            <text:p>5.12</text:p>
          </table:table-cell>
          <table:table-cell table:number-columns-repeated="4"/>
          <table:table-cell table:formula="of:=[.AD167]" office:value-type="string" office:string-value="physicsLink.update:" calcext:value-type="string">
            <text:p>physicsLink.update:</text:p>
          </table:table-cell>
          <table:table-cell/>
          <table:table-cell table:formula="of:=AVERAGE([.AF167];[.AF154];[.AF141];[.AF128];[.AF115];[.AF102];[.AF89];[.AF76];[.AF63];[.AF50])"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/>
          <table:table-cell table:formula="of:=[.B168]" office:value-type="string" office:string-value="updateThreeModelFromRigidBody:" calcext:value-type="string">
            <text:p>updateThreeModelFromRigidBody:</text:p>
          </table:table-cell>
          <table:table-cell/>
          <table:table-cell table:formula="of:=AVERAGE([.D168];[.D155];[.D142];[.D129];[.D116];[.D103];[.D90];[.D77];[.D64];[.D51])" office:value-type="float" office:value="0.13" calcext:value-type="float">
            <text:p>0.13</text:p>
          </table:table-cell>
          <table:table-cell table:number-columns-repeated="4"/>
          <table:table-cell table:formula="of:=[.I168]" office:value-type="string" office:string-value="updateThreeModelFromRigidBody:" calcext:value-type="string">
            <text:p>updateThreeModelFromRigidBody:</text:p>
          </table:table-cell>
          <table:table-cell/>
          <table:table-cell table:formula="of:=AVERAGE([.K168];[.K155];[.K142];[.K129];[.K116];[.K103];[.K90];[.K77];[.K64];[.K51])" office:value-type="float" office:value="0.1" calcext:value-type="float">
            <text:p>0.1</text:p>
          </table:table-cell>
          <table:table-cell table:number-columns-repeated="4"/>
          <table:table-cell table:formula="of:=[.P168]" office:value-type="string" office:string-value="updateThreeModelFromRigidBody:" calcext:value-type="string">
            <text:p>updateThreeModelFromRigidBody:</text:p>
          </table:table-cell>
          <table:table-cell/>
          <table:table-cell table:formula="of:=AVERAGE([.R168];[.R155];[.R142];[.R129];[.R116];[.R103];[.R90];[.R77];[.R64];[.R51])" office:value-type="float" office:value="0.09" calcext:value-type="float">
            <text:p>0.09</text:p>
          </table:table-cell>
          <table:table-cell table:number-columns-repeated="4"/>
          <table:table-cell table:formula="of:=[.W168]" office:value-type="string" office:string-value="updateThreeModelFromRigidBody:" calcext:value-type="string">
            <text:p>updateThreeModelFromRigidBody:</text:p>
          </table:table-cell>
          <table:table-cell/>
          <table:table-cell table:formula="of:=AVERAGE([.Y168];[.Y155];[.Y142];[.Y129];[.Y116];[.Y103];[.Y90];[.Y77];[.Y64];[.Y51])" office:value-type="float" office:value="0.11" calcext:value-type="float">
            <text:p>0.11</text:p>
          </table:table-cell>
          <table:table-cell table:number-columns-repeated="4"/>
          <table:table-cell table:formula="of:=[.AD168]" office:value-type="string" office:string-value="updateThreeModelFromRigidBody:" calcext:value-type="string">
            <text:p>updateThreeModelFromRigidBody:</text:p>
          </table:table-cell>
          <table:table-cell/>
          <table:table-cell table:formula="of:=AVERAGE([.AF168];[.AF155];[.AF142];[.AF129];[.AF116];[.AF103];[.AF90];[.AF77];[.AF64];[.AF51])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table:formula="of:=[.B169]" office:value-type="string" office:string-value="sky-water-wakes.update:" calcext:value-type="string">
            <text:p>sky-water-wakes.update:</text:p>
          </table:table-cell>
          <table:table-cell/>
          <table:table-cell table:formula="of:=AVERAGE([.D169];[.D156];[.D143];[.D130];[.D117];[.D104];[.D91];[.D78];[.D65];[.D52])" office:value-type="float" office:value="2.99" calcext:value-type="float">
            <text:p>2.99</text:p>
          </table:table-cell>
          <table:table-cell table:number-columns-repeated="4"/>
          <table:table-cell table:formula="of:=[.I169]" office:value-type="string" office:string-value="sky-water-wakes.update:" calcext:value-type="string">
            <text:p>sky-water-wakes.update:</text:p>
          </table:table-cell>
          <table:table-cell/>
          <table:table-cell table:formula="of:=AVERAGE([.K169];[.K156];[.K143];[.K130];[.K117];[.K104];[.K91];[.K78];[.K65];[.K52])" office:value-type="float" office:value="0" calcext:value-type="float">
            <text:p>0</text:p>
          </table:table-cell>
          <table:table-cell table:number-columns-repeated="4"/>
          <table:table-cell table:formula="of:=[.P169]" office:value-type="string" office:string-value="sky-water-wakes.update:" calcext:value-type="string">
            <text:p>sky-water-wakes.update:</text:p>
          </table:table-cell>
          <table:table-cell/>
          <table:table-cell table:formula="of:=AVERAGE([.R169];[.R156];[.R143];[.R130];[.R117];[.R104];[.R91];[.R78];[.R65];[.R52])" office:value-type="float" office:value="2.25" calcext:value-type="float">
            <text:p>2.25</text:p>
          </table:table-cell>
          <table:table-cell table:number-columns-repeated="4"/>
          <table:table-cell table:formula="of:=[.W169]" office:value-type="string" office:string-value="sky-water-wakes.update:" calcext:value-type="string">
            <text:p>sky-water-wakes.update:</text:p>
          </table:table-cell>
          <table:table-cell/>
          <table:table-cell table:formula="of:=AVERAGE([.Y169];[.Y156];[.Y143];[.Y130];[.Y117];[.Y104];[.Y91];[.Y78];[.Y65];[.Y52])" office:value-type="float" office:value="1.5" calcext:value-type="float">
            <text:p>1.5</text:p>
          </table:table-cell>
          <table:table-cell table:number-columns-repeated="4"/>
          <table:table-cell table:formula="of:=[.AD169]" office:value-type="string" office:string-value="sky-water-wakes.update:" calcext:value-type="string">
            <text:p>sky-water-wakes.update:</text:p>
          </table:table-cell>
          <table:table-cell/>
          <table:table-cell table:formula="of:=AVERAGE([.AF169];[.AF156];[.AF143];[.AF130];[.AF117];[.AF104];[.AF91];[.AF78];[.AF65];[.AF52])"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/>
          <table:table-cell table:formula="of:=[.B170]" office:value-type="string" office:string-value="updateHUD:" calcext:value-type="string">
            <text:p>updateHUD:</text:p>
          </table:table-cell>
          <table:table-cell/>
          <table:table-cell table:formula="of:=AVERAGE([.D170];[.D157];[.D144];[.D131];[.D118];[.D105];[.D92];[.D79];[.D66];[.D53])" office:value-type="float" office:value="0.79" calcext:value-type="float">
            <text:p>0.79</text:p>
          </table:table-cell>
          <table:table-cell table:number-columns-repeated="4"/>
          <table:table-cell table:formula="of:=[.I170]" office:value-type="string" office:string-value="updateHUD:" calcext:value-type="string">
            <text:p>updateHUD:</text:p>
          </table:table-cell>
          <table:table-cell/>
          <table:table-cell table:formula="of:=AVERAGE([.K170];[.K157];[.K144];[.K131];[.K118];[.K105];[.K92];[.K79];[.K66];[.K53])" office:value-type="float" office:value="0.56" calcext:value-type="float">
            <text:p>0.56</text:p>
          </table:table-cell>
          <table:table-cell table:number-columns-repeated="4"/>
          <table:table-cell table:formula="of:=[.P170]" office:value-type="string" office:string-value="updateHUD:" calcext:value-type="string">
            <text:p>updateHUD:</text:p>
          </table:table-cell>
          <table:table-cell/>
          <table:table-cell table:formula="of:=AVERAGE([.R170];[.R157];[.R144];[.R131];[.R118];[.R105];[.R92];[.R79];[.R66];[.R53])" office:value-type="float" office:value="0.79" calcext:value-type="float">
            <text:p>0.79</text:p>
          </table:table-cell>
          <table:table-cell table:number-columns-repeated="4"/>
          <table:table-cell table:formula="of:=[.W170]" office:value-type="string" office:string-value="updateHUD:" calcext:value-type="string">
            <text:p>updateHUD:</text:p>
          </table:table-cell>
          <table:table-cell/>
          <table:table-cell table:formula="of:=AVERAGE([.Y170];[.Y157];[.Y144];[.Y131];[.Y118];[.Y105];[.Y92];[.Y79];[.Y66];[.Y53])" office:value-type="float" office:value="0.82" calcext:value-type="float">
            <text:p>0.82</text:p>
          </table:table-cell>
          <table:table-cell table:number-columns-repeated="4"/>
          <table:table-cell table:formula="of:=[.AD170]" office:value-type="string" office:string-value="updateHUD:" calcext:value-type="string">
            <text:p>updateHUD:</text:p>
          </table:table-cell>
          <table:table-cell/>
          <table:table-cell table:formula="of:=AVERAGE([.AF170];[.AF157];[.AF144];[.AF131];[.AF118];[.AF105];[.AF92];[.AF79];[.AF66];[.AF53])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/>
          <table:table-cell table:formula="of:=[.B171]" office:value-type="string" office:string-value="App3D.render:" calcext:value-type="string">
            <text:p>App3D.render:</text:p>
          </table:table-cell>
          <table:table-cell/>
          <table:table-cell table:formula="of:=AVERAGE([.D171];[.D158];[.D145];[.D132];[.D119];[.D106];[.D93];[.D80];[.D67];[.D54])" office:value-type="float" office:value="1.33" calcext:value-type="float">
            <text:p>1.33</text:p>
          </table:table-cell>
          <table:table-cell table:number-columns-repeated="4"/>
          <table:table-cell table:formula="of:=[.I171]" office:value-type="string" office:string-value="App3D.render:" calcext:value-type="string">
            <text:p>App3D.render:</text:p>
          </table:table-cell>
          <table:table-cell/>
          <table:table-cell table:formula="of:=AVERAGE([.K171];[.K158];[.K145];[.K132];[.K119];[.K106];[.K93];[.K80];[.K67];[.K54])" office:value-type="float" office:value="1.78" calcext:value-type="float">
            <text:p>1.78</text:p>
          </table:table-cell>
          <table:table-cell table:number-columns-repeated="4"/>
          <table:table-cell table:formula="of:=[.P171]" office:value-type="string" office:string-value="App3D.render:" calcext:value-type="string">
            <text:p>App3D.render:</text:p>
          </table:table-cell>
          <table:table-cell/>
          <table:table-cell table:formula="of:=AVERAGE([.R171];[.R158];[.R145];[.R132];[.R119];[.R106];[.R93];[.R80];[.R67];[.R54])" office:value-type="float" office:value="1.29" calcext:value-type="float">
            <text:p>1.29</text:p>
          </table:table-cell>
          <table:table-cell table:number-columns-repeated="4"/>
          <table:table-cell table:formula="of:=[.W171]" office:value-type="string" office:string-value="App3D.render:" calcext:value-type="string">
            <text:p>App3D.render:</text:p>
          </table:table-cell>
          <table:table-cell/>
          <table:table-cell table:formula="of:=AVERAGE([.Y171];[.Y158];[.Y145];[.Y132];[.Y119];[.Y106];[.Y93];[.Y80];[.Y67];[.Y54])" office:value-type="float" office:value="1.98" calcext:value-type="float">
            <text:p>1.98</text:p>
          </table:table-cell>
          <table:table-cell table:number-columns-repeated="4"/>
          <table:table-cell table:formula="of:=[.AD171]" office:value-type="string" office:string-value="App3D.render:" calcext:value-type="string">
            <text:p>App3D.render:</text:p>
          </table:table-cell>
          <table:table-cell/>
          <table:table-cell table:formula="of:=AVERAGE([.AF171];[.AF158];[.AF145];[.AF132];[.AF119];[.AF106];[.AF93];[.AF80];[.AF67];[.AF54])" office:value-type="float" office:value="2.17" calcext:value-type="float">
            <text:p>2.17</text:p>
          </table:table-cell>
          <table:table-cell table:number-columns-repeated="2"/>
        </table:table-row>
        <table:table-row table:style-name="ro1" table:number-rows-repeated="4">
          <table:table-cell table:number-columns-repeated="34"/>
        </table:table-row>
        <table:table-row table:style-name="ro1">
          <table:table-cell table:number-columns-repeated="19"/>
          <table:table-cell table:formula="of:=20*3*3" office:value-type="float" office:value="180" calcext:value-type="float">
            <text:p>18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2:38:38.583866059</meta:creation-date>
    <dc:date>2017-11-26T20:49:21.578376347</dc:date>
    <meta:editing-duration>PT47M41S</meta:editing-duration>
    <meta:editing-cycles>2</meta:editing-cycles>
    <meta:generator>LibreOffice/5.1.6.2$Linux_X86_64 LibreOffice_project/10m0$Build-2</meta:generator>
    <meta:document-statistic meta:table-count="1" meta:cell-count="3611" meta:object-count="0"/>
  </office:meta>
</office:document-meta>
</file>